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34722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9">
      <style:graphic-properties draw:fill="none" draw:stroke="solid" svg:stroke-width="0.34722in" svg:stroke-color="#ff0000" svg:stroke-opacity="100%" draw:stroke-linejoin="miter" svg:stroke-linecap="butt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3.31944in" style:font-size-asian="3.31944in" style:font-size-complex="3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11125in" style:font-size-asian="1.11125in" style:font-size-complex="1.11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59722in" style:font-size-asian="1.59722in" style:font-size-complex="1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59722in" style:font-size-asian="1.59722in" style:font-size-complex="1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2.01403in" style:font-size-asian="2.01403in" style:font-size-complex="2.014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8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2.01403in" style:font-size-asian="2.01403in" style:font-size-complex="2.014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8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91667in" style:font-size-asian="1.91667in" style:font-size-complex="1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2.30556in" style:font-size-asian="2.30556in" style:font-size-complex="2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91667in" style:font-size-asian="1.91667in" style:font-size-complex="1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2.01403in" style:font-size-asian="2.01403in" style:font-size-complex="2.014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">
      <style:paragraph-properties fo:line-height="8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44444in" style:font-size-asian="1.44444in" style:font-size-complex="1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7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59722in" style:font-size-asian="1.59722in" style:font-size-complex="1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</office:automatic-styles>
  <office:body>
    <office:presentation>
      <draw:page draw:name="Slide3" draw:style-name="a161" draw:master-page-name="Master1-Layout2-cust-1_Sign-with-image" presentation:presentation-page-layout-name="Master1-PPL2" draw:id="Slide-258">
        <draw:frame draw:id="id15" presentation:style-name="a165" draw:name="Text Placeholder 2" svg:x="1.20197in" svg:y="3.01619in" svg:width="9.28878in" svg:height="2.23499in" presentation:class="outline" presentation:placeholder="false">
          <draw:text-box>
            <text:list text:style-name="a164">
              <text:list-item>
                <text:p text:style-name="a163" text:class-names="" text:cond-style-name=""><text:span text:style-name="a162" text:class-names="">TOILETS</text:span></text:p>
              </text:list-item>
            </text:list>
          </draw:text-box>
          <svg:title/>
          <svg:desc/>
        </draw:frame>
      </draw:page>
      <draw:page draw:name="Slide19" draw:style-name="a166" draw:master-page-name="Master1-Layout3-cust-Text-only" presentation:presentation-page-layout-name="Master1-PPL3" draw:id="Slide-274">
        <draw:frame draw:id="id16" presentation:style-name="a170" draw:name="Text Placeholder 1" svg:x="1.72256in" svg:y="2.41763in" svg:width="8.24759in" svg:height="5.2691in" presentation:class="outline" presentation:placeholder="false">
          <draw:text-box>
            <text:list text:style-name="a169">
              <text:list-item>
                <text:p text:style-name="a168" text:class-names="" text:cond-style-name=""><text:span text:style-name="a167" text:class-names="">NO ROBOTS BEYOND THIS POINT</text:span></text:p>
              </text:list-item>
            </text:list>
          </draw:text-box>
          <svg:title/>
          <svg:desc/>
        </draw:frame>
      </draw:page>
      <draw:page draw:name="Slide17" draw:style-name="a171" draw:master-page-name="Master1-Layout2-cust-1_Sign-with-image" presentation:presentation-page-layout-name="Master1-PPL2" draw:id="Slide-272">
        <draw:frame draw:id="id17" presentation:style-name="a175" draw:name="Text Placeholder 2" svg:x="1.20197in" svg:y="3.01619in" svg:width="9.28878in" svg:height="2.23499in" presentation:class="outline" presentation:placeholder="false">
          <draw:text-box>
            <text:list text:style-name="a174">
              <text:list-item>
                <text:p text:style-name="a173" text:class-names="" text:cond-style-name=""><text:span text:style-name="a172" text:class-names="">ARENA</text:span></text:p>
              </text:list-item>
            </text:list>
          </draw:text-box>
          <svg:title/>
          <svg:desc/>
        </draw:frame>
      </draw:page>
      <draw:page draw:name="Slide18" draw:style-name="a176" draw:master-page-name="Master1-Layout2-cust-1_Sign-with-image" presentation:presentation-page-layout-name="Master1-PPL2" draw:id="Slide-273">
        <draw:frame draw:id="id18" presentation:style-name="a180" draw:name="Text Placeholder 2" svg:x="1.20197in" svg:y="3.01619in" svg:width="9.28878in" svg:height="2.23499in" presentation:class="outline" presentation:placeholder="false">
          <draw:text-box>
            <text:list text:style-name="a179">
              <text:list-item>
                <text:p text:style-name="a178" text:class-names="" text:cond-style-name=""><text:span text:style-name="a177" text:class-names="">HELPDESK</text:span></text:p>
              </text:list-item>
            </text:list>
          </draw:text-box>
          <svg:title/>
          <svg:desc/>
        </draw:frame>
      </draw:page>
      <draw:page draw:name="Slide16" draw:style-name="a181" draw:master-page-name="Master1-Layout1-cust-Sign-with-image" presentation:presentation-page-layout-name="Master1-PPL1" draw:id="Slide-271">
        <draw:frame draw:id="id19" presentation:style-name="a182" draw:name="Picture Placeholder 4" svg:x="4.34942in" svg:y="2.47632in" svg:width="2.99386in" svg:height="2.86697in" style:rel-width="scale" style:rel-height="scale" presentation:class="graphic" presentation:placeholder="false">
          <draw:image xlink:href="media/image1.png" xlink:type="simple" xlink:show="embed" xlink:actuate="onLoad"/>
          <svg:title/>
          <svg:desc>A picture containing drawing, clock

Description automatically generated</svg:desc>
        </draw:frame>
        <draw:frame draw:id="id20" presentation:style-name="a186" draw:name="Text Placeholder 2" svg:x="2.28973in" svg:y="5.6746in" svg:width="7.11326in" svg:height="2.22093in" presentation:class="outline" presentation:placeholder="false">
          <draw:text-box>
            <text:list text:style-name="a185">
              <text:list-item>
                <text:p text:style-name="a184" text:class-names="" text:cond-style-name=""><text:span text:style-name="a183" text:class-names="">PHOTOGRAPHY BEYOND THIS POINT</text:span></text:p>
              </text:list-item>
            </text:list>
          </draw:text-box>
          <svg:title/>
          <svg:desc/>
        </draw:frame>
      </draw:page>
      <draw:page draw:name="Slide7" draw:style-name="a187" draw:master-page-name="Master1-Layout3-cust-Text-only" presentation:presentation-page-layout-name="Master1-PPL3" draw:id="Slide-262">
        <draw:frame draw:id="id21" presentation:style-name="a192" draw:name="Text Placeholder 1" svg:x="0.79427in" svg:y="2.95494in" svg:width="10.10417in" svg:height="3.38834in" presentation:class="outline" presentation:placeholder="false">
          <draw:text-box>
            <text:list text:style-name="a191">
              <text:list-item>
                <text:p text:style-name="a190" text:class-names="" text:cond-style-name=""><text:span text:style-name="a188" text:class-names="">EXIT</text:span><text:span text:style-name="a189" text:class-names=""/></text:p>
              </text:list-item>
            </text:list>
          </draw:text-box>
          <svg:title/>
          <svg:desc/>
        </draw:frame>
      </draw:page>
      <draw:page draw:name="Slide12" draw:style-name="a193" draw:master-page-name="Master1-Layout3-cust-Text-only" presentation:presentation-page-layout-name="Master1-PPL3" draw:id="Slide-267">
        <draw:frame draw:id="id22" presentation:style-name="a198" draw:name="Text Placeholder 1" svg:x="0.79427in" svg:y="3.38778in" svg:width="10.10417in" svg:height="3.38834in" presentation:class="outline" presentation:placeholder="false">
          <draw:text-box>
            <text:list text:style-name="a197">
              <text:list-item>
                <text:p text:style-name="a196" text:class-names="" text:cond-style-name=""><text:span text:style-name="a194" text:class-names="">STAGING IN</text:span><text:span text:style-name="a195" text:class-names=""/></text:p>
              </text:list-item>
            </text:list>
          </draw:text-box>
          <svg:title/>
          <svg:desc/>
        </draw:frame>
      </draw:page>
      <draw:page draw:name="Slide15" draw:style-name="a199" draw:master-page-name="Master1-Layout3-cust-Text-only" presentation:presentation-page-layout-name="Master1-PPL3" draw:id="Slide-270">
        <draw:frame draw:id="id23" presentation:style-name="a204" draw:name="Text Placeholder 1" svg:x="0.79427in" svg:y="3.43255in" svg:width="10.10417in" svg:height="3.38834in" presentation:class="outline" presentation:placeholder="false">
          <draw:text-box>
            <text:list text:style-name="a203">
              <text:list-item>
                <text:p text:style-name="a202" text:class-names="" text:cond-style-name=""><text:span text:style-name="a200" text:class-names="">STAGING OUT</text:span><text:span text:style-name="a201" text:class-names=""/></text:p>
              </text:list-item>
            </text:list>
          </draw:text-box>
          <svg:title/>
          <svg:desc/>
        </draw:frame>
      </draw:page>
      <draw:page draw:name="Slide14" draw:style-name="a205" draw:master-page-name="Master1-Layout3-cust-Text-only" presentation:presentation-page-layout-name="Master1-PPL3" draw:id="Slide-269">
        <draw:frame draw:id="id24" presentation:style-name="a210" draw:name="Text Placeholder 1" svg:x="0.79427in" svg:y="3.31315in" svg:width="10.10417in" svg:height="3.38834in" presentation:class="outline" presentation:placeholder="false">
          <draw:text-box>
            <text:list text:style-name="a209">
              <text:list-item>
                <text:p text:style-name="a208" text:class-names="" text:cond-style-name=""><text:span text:style-name="a206" text:class-names="">QUIET ZONE</text:span><text:span text:style-name="a207" text:class-names=""/></text:p>
              </text:list-item>
            </text:list>
          </draw:text-box>
          <svg:title/>
          <svg:desc/>
        </draw:frame>
      </draw:page>
      <draw:page draw:name="Slide11" draw:style-name="a211" draw:master-page-name="Master1-Layout3-cust-Text-only" presentation:presentation-page-layout-name="Master1-PPL3" draw:id="Slide-266">
        <draw:frame draw:id="id25" presentation:style-name="a219" draw:name="Text Placeholder 1" svg:x="0.79427in" svg:y="2.89524in" svg:width="10.10417in" svg:height="4.14954in" presentation:class="outline" presentation:placeholder="false">
          <draw:text-box>
            <text:list text:style-name="a214">
              <text:list-item>
                <text:p text:style-name="a213" text:class-names="" text:cond-style-name=""><text:span text:style-name="a212" text:class-names="">POWER TOOLS</text:span></text:p>
              </text:list-item>
            </text:list>
            <text:list text:style-name="a218">
              <text:list-item>
                <text:p text:style-name="a217" text:class-names="" text:cond-style-name=""><text:span text:style-name="a215" text:class-names="">AREA</text:span><text:span text:style-name="a216" text:class-names=""/></text:p>
              </text:list-item>
            </text:list>
          </draw:text-box>
          <svg:title/>
          <svg:desc/>
        </draw:frame>
      </draw:page>
      <draw:page draw:name="Slide10" draw:style-name="a220" draw:master-page-name="Master1-Layout1-cust-Sign-with-image" presentation:presentation-page-layout-name="Master1-PPL1" draw:id="Slide-265">
        <draw:frame draw:id="id26" presentation:style-name="a225" draw:name="Text Placeholder 1" svg:x="1.53212in" svg:y="6.15065in" svg:width="8.62847in" svg:height="1.44792in" presentation:class="outline" presentation:placeholder="false">
          <draw:text-box>
            <text:list text:style-name="a224">
              <text:list-item>
                <text:p text:style-name="a223" text:class-names="" text:cond-style-name=""><text:span text:style-name="a221" text:class-names="">NO ENTRY</text:span><text:span text:style-name="a222" text:class-names=""/></text:p>
              </text:list-item>
            </text:list>
          </draw:text-box>
          <svg:title/>
          <svg:desc/>
        </draw:frame>
        <draw:g draw:name="Group 6" draw:id="id27">
          <svg:title/>
          <svg:desc/>
          <draw:custom-shape svg:x="4.32616in" svg:y="2.45056in" svg:width="2.68597in" svg:height="2.68377in" draw:id="id28" draw:style-name="a228" draw:name="Oval 3">
            <svg:title/>
            <svg:desc/>
            <text:p text:style-name="a227" text:class-names="" text:cond-style-name=""><text:span text:style-name="a22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4.71952in" svg:y1="2.84359in" draw:start-shape="id28" draw:start-glue-point="4" svg:x2="6.61878in" svg:y2="4.7413in" draw:end-shape="id28" draw:end-glue-point="6" draw:id="id29" draw:style-name="a229" draw:name="Straight Connector 5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ign with image">
      <presentation:placeholder presentation:object="graphic" svg:x="1.6691in" svg:y="2.37915in" svg:width="8.35452in" svg:height="3.50907in"/>
      <presentation:placeholder presentation:object="outline" svg:x="1.53212in" svg:y="6.0611in" svg:width="8.62847in" svg:height="1.44792in"/>
    </style:presentation-page-layout>
    <style:presentation-page-layout style:name="Master1-PPL2" style:display-name="1_Sign with image">
      <presentation:placeholder presentation:object="graphic" svg:x="1.6691in" svg:y="4.13368in" svg:width="8.35452in" svg:height="3.50907in"/>
      <presentation:placeholder presentation:object="outline" svg:x="1.53212in" svg:y="2.52621in" svg:width="8.62847in" svg:height="1.44792in"/>
    </style:presentation-page-layout>
    <style:presentation-page-layout style:name="Master1-PPL3" style:display-name="Text only">
      <presentation:placeholder presentation:object="outline" svg:x="0.79167in" svg:y="2.17882in" svg:width="10.10417in" svg:height="5.269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" style:parent-style-name="Graphics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11125in" style:font-size-asian="1.11125in" style:font-size-complex="1.11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11125in" style:font-size-asian="1.11125in" style:font-size-complex="1.11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11125in" style:font-size-asian="1.11125in" style:font-size-complex="1.11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 style:parent-style-name="Graphics">
      <style:graphic-properties draw:fill="none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11125in" style:font-size-asian="1.11125in" style:font-size-complex="1.11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11125in" style:font-size-asian="1.11125in" style:font-size-complex="1.11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swald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0.87705in" fo:margin-left="0in" fo:margin-right="0in" fo:text-indent="0in" fo:margin-top="0.12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778in"/>
      </text:list-level-style-number>
      <text:list-level-style-number text:level="3" style:num-format="">
        <style:list-level-properties text:space-before="1.09631in"/>
      </text:list-level-style-number>
      <text:list-level-style-number text:level="4" style:num-format="">
        <style:list-level-properties text:space-before="1.53483in"/>
      </text:list-level-style-number>
      <text:list-level-style-number text:level="5" style:num-format="">
        <style:list-level-properties text:space-before="1.97335in"/>
      </text:list-level-style-number>
      <text:list-level-style-number text:level="6" style:num-format="">
        <style:list-level-properties text:space-before="2.41187in"/>
      </text:list-level-style-number>
      <text:list-level-style-number text:level="7" style:num-format="">
        <style:list-level-properties text:space-before="2.8504in"/>
      </text:list-level-style-number>
      <text:list-level-style-number text:level="8" style:num-format="">
        <style:list-level-properties text:space-before="3.28892in"/>
      </text:list-level-style-number>
      <text:list-level-style-number text:level="9" style:num-format="">
        <style:list-level-properties text:space-before="3.72744in"/>
      </text:list-level-style-number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R-theme" style:page-layout-name="pageLayout1" draw:style-name="a0">
      <draw:frame draw:id="id0" draw:style-name="a1" draw:name="Graphic 7" svg:x="1.11581in" svg:y="0.47059in" svg:width="9.46109in" svg:height="1.58234in" style:rel-width="scale" style:rel-height="scale">
        <draw:image xlink:href="media/image2.svg" xlink:type="simple" xlink:show="embed" xlink:actuate="onLoad"/>
        <svg:title/>
        <svg:desc/>
      </draw:frame>
      <presentation:notes style:page-layout-name="pageLayout2" draw:style-name="a34">
        <draw:frame draw:id="id1" presentation:style-name="a4" draw:name="Header Placeholder 1" svg:x="0in" svg:y="0in" svg:width="3.25in" svg:height="0.50174in" presentation:class="header" presentation:placeholder="false">
          <draw:text-box>
            <text:p text:style-name="a3" text:class-names="" text:cond-style-name=""><text:span text:style-name="a2" text:class-names=""/></text:p>
          </draw:text-box>
          <svg:title/>
          <svg:desc/>
        </draw:frame>
        <draw:frame draw:id="id2" presentation:style-name="a9" draw:name="Date Placeholder 2" svg:x="4.24826in" svg:y="0in" svg:width="3.25in" svg:height="0.50174in" presentation:class="date-time" presentation:placeholder="false">
          <draw:text-box>
            <text:p text:style-name="a8" text:class-names="" text:cond-style-name=""><text:span text:style-name="a5" text:class-names=""><text:date text:fixed="false" style:data-style-name="a6">10/02/2020</text:date></text:span><text:span text:style-name="a7" text:class-names=""/></text:p>
          </draw:text-box>
          <svg:title/>
          <svg:desc/>
        </draw:frame>
        <draw:page-thumbnail svg:x="1.36285in" svg:y="1.25in" svg:width="4.77431in" svg:height="3.375in" presentation:class="page" draw:id="id3" presentation:style-name="a10" draw:name="Slide Image Placeholder 3">
          <svg:title/>
          <svg:desc/>
        </draw:page-thumbnail>
        <draw:frame draw:id="id4" presentation:style-name="a26" draw:name="Notes Placeholder 4" svg:x="0.75in" svg:y="4.8125in" svg:width="6in" svg:height="3.9375in" presentation:class="notes" presentation:placeholder="false">
          <draw:text-box>
            <text:p text:style-name="a12" text:class-names="" text:cond-style-name=""><text:span text:style-name="a11" text:class-names="">Click to edit Master text styles</text:span></text:p>
            <text:list text:style-name="a15">
              <text:list-item>
                <text:list text:style-name="a15">
                  <text:list-item>
                    <text:p text:style-name="a14" text:class-names="" text:cond-style-name=""><text:span text:style-name="a13" text:class-names="">Second level</text:span></text:p>
                  </text:list-item>
                </text:list>
              </text:list-item>
            </text:list>
            <text:list text:style-name="a18">
              <text:list-item>
                <text:list text:style-name="a18">
                  <text:list-item>
                    <text:list text:style-name="a18">
                      <text:list-item>
                        <text:p text:style-name="a17" text:class-names="" text:cond-style-name=""><text:span text:style-name="a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">
              <text:list-item>
                <text:list text:style-name="a21">
                  <text:list-item>
                    <text:list text:style-name="a21">
                      <text:list-item>
                        <text:list text:style-name="a21">
                          <text:list-item>
                            <text:p text:style-name="a20" text:class-names="" text:cond-style-name=""><text:span text:style-name="a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list text:style-name="a25">
                          <text:list-item>
                            <text:list text:style-name="a25">
                              <text:list-item>
                                <text:p text:style-name="a24" text:class-names="" text:cond-style-name=""><text:span text:style-name="a22" text:class-names="">Fifth level</text:span><text:span text:style-name="a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29" draw:name="Footer Placeholder 5" svg:x="0in" svg:y="9.49826in" svg:width="3.25in" svg:height="0.50174in" presentation:class="foot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3" draw:name="Slide Number Placeholder 6" svg:x="4.24826in" svg:y="9.49826in" svg:width="3.25in" svg:height="0.50174in" presentation:class="page-number" presentation:placeholder="false">
          <draw:text-box>
  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  </draw:text-box>
          <svg:title/>
          <svg:desc/>
        </draw:frame>
      </presentation:notes>
    </style:master-page>
    <style:master-page style:name="Master1-Layout1-cust-Sign-with-image" style:page-layout-name="pageLayout1" draw:style-name="a35">
      <draw:frame draw:id="id7" draw:layer="Master1-bg" draw:style-name="a36" draw:name="Graphic 3" svg:x="1.11581in" svg:y="0.47059in" svg:width="9.46109in" svg:height="1.58234in" style:rel-width="scale" style:rel-height="scale">
        <draw:image xlink:href="media/image2.svg" xlink:type="simple" xlink:show="embed" xlink:actuate="onLoad"/>
        <svg:title/>
        <svg:desc/>
      </draw:frame>
      <draw:frame draw:id="id8" presentation:style-name="a40" draw:name="Picture Placeholder 7" svg:x="1.6691in" svg:y="2.37915in" svg:width="8.35452in" svg:height="3.50907in" presentation:class="graphic" presentation:placeholder="false">
        <draw:text-box>
          <text:p text:style-name="a39" text:class-names="" text:cond-style-name=""><text:span text:style-name="a37" text:class-names="">Click icon to add picture</text:span><text:span text:style-name="a38" text:class-names=""/></text:p>
        </draw:text-box>
        <svg:title/>
        <svg:desc/>
      </draw:frame>
      <draw:frame draw:id="id9" presentation:style-name="a45" draw:name="Text Placeholder 11" svg:x="1.53212in" svg:y="6.0611in" svg:width="8.62847in" svg:height="1.44792in" presentation:class="outline" presentation:placeholder="false">
        <draw:text-box>
          <text:list text:style-name="a44">
            <text:list-item>
              <text:p text:style-name="a43" text:class-names="" text:cond-style-name=""><text:span text:style-name="a41" text:class-names="">Caption</text:span><text:span text:style-name="a42" text:class-names=""/></text:p>
            </text:list-item>
          </text:list>
        </draw:text-box>
        <svg:title/>
        <svg:desc/>
      </draw:frame>
      <presentation:notes style:page-layout-name="pageLayout2" draw:style-name="a78">
        <draw:frame draw:id="id1" presentation:style-name="a48" draw:name="Header Placeholder 1" svg:x="0in" svg:y="0in" svg:width="3.25in" svg:height="0.50174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2" presentation:style-name="a53" draw:name="Date Placeholder 2" svg:x="4.24826in" svg:y="0in" svg:width="3.25in" svg:height="0.50174in" presentation:class="date-time" presentation:placeholder="false">
          <draw:text-box>
            <text:p text:style-name="a52" text:class-names="" text:cond-style-name=""><text:span text:style-name="a49" text:class-names=""><text:date text:fixed="false" style:data-style-name="a50">10/02/2020</text:date></text:span><text:span text:style-name="a51" text:class-names=""/></text:p>
          </draw:text-box>
          <svg:title/>
          <svg:desc/>
        </draw:frame>
        <draw:page-thumbnail svg:x="1.36285in" svg:y="1.25in" svg:width="4.77431in" svg:height="3.375in" presentation:class="page" draw:id="id3" presentation:style-name="a54" draw:name="Slide Image Placeholder 3">
          <svg:title/>
          <svg:desc/>
        </draw:page-thumbnail>
        <draw:frame draw:id="id4" presentation:style-name="a70" draw:name="Notes Placeholder 4" svg:x="0.75in" svg:y="4.8125in" svg:width="6in" svg:height="3.9375in" presentation:class="notes" presentation:placeholder="false">
          <draw:text-box>
            <text:p text:style-name="a56" text:class-names="" text:cond-style-name=""><text:span text:style-name="a55" text:class-names="">Click to edit Master text styles</text:span></text:p>
            <text:list text:style-name="a59">
              <text:list-item>
                <text:list text:style-name="a59">
                  <text:list-item>
                    <text:p text:style-name="a58" text:class-names="" text:cond-style-name=""><text:span text:style-name="a57" text:class-names="">Second level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p text:style-name="a64" text:class-names="" text:cond-style-name=""><text:span text:style-name="a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list text:style-name="a69">
                              <text:list-item>
                                <text:p text:style-name="a68" text:class-names="" text:cond-style-name=""><text:span text:style-name="a66" text:class-names="">Fifth level</text:span><text:span text:style-name="a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73" draw:name="Footer Placeholder 5" svg:x="0in" svg:y="9.49826in" svg:width="3.25in" svg:height="0.50174in" presentation:class="foot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7" draw:name="Slide Number Placeholder 6" svg:x="4.24826in" svg:y="9.49826in" svg:width="3.25in" svg:height="0.50174in" presentation:class="page-number" presentation:placeholder="false">
          <draw:text-box>
            <text:p text:style-name="a76" text:class-names="" text:cond-style-name=""><text:span text:style-name="a74" text:class-names=""><text:page-number style:num-format="1" text:fixed="false">‹#›</text:page-number></text:span><text:span text:style-name="a75" text:class-names=""/></text:p>
          </draw:text-box>
          <svg:title/>
          <svg:desc/>
        </draw:frame>
      </presentation:notes>
    </style:master-page>
    <style:master-page style:name="Master1-Layout2-cust-1_Sign-with-image" style:page-layout-name="pageLayout1" draw:style-name="a79">
      <draw:frame draw:id="id10" draw:layer="Master1-bg" draw:style-name="a80" draw:name="Graphic 3" svg:x="1.11581in" svg:y="0.47059in" svg:width="9.46109in" svg:height="1.58234in" style:rel-width="scale" style:rel-height="scale">
        <draw:image xlink:href="media/image2.svg" xlink:type="simple" xlink:show="embed" xlink:actuate="onLoad"/>
        <svg:title/>
        <svg:desc/>
      </draw:frame>
      <draw:frame draw:id="id11" presentation:style-name="a84" draw:name="Picture Placeholder 7" svg:x="1.6691in" svg:y="4.13368in" svg:width="8.35452in" svg:height="3.50907in" presentation:class="graphic" presentation:placeholder="false">
        <draw:text-box>
          <text:p text:style-name="a83" text:class-names="" text:cond-style-name=""><text:span text:style-name="a81" text:class-names="">Click icon to add picture</text:span><text:span text:style-name="a82" text:class-names=""/></text:p>
        </draw:text-box>
        <svg:title/>
        <svg:desc/>
      </draw:frame>
      <draw:frame draw:id="id12" presentation:style-name="a88" draw:name="Text Placeholder 11" svg:x="1.53212in" svg:y="2.52621in" svg:width="8.62847in" svg:height="1.4479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Title</text:span></text:p>
            </text:list-item>
          </text:list>
        </draw:text-box>
        <svg:title/>
        <svg:desc/>
      </draw:frame>
      <presentation:notes style:page-layout-name="pageLayout2" draw:style-name="a121">
        <draw:frame draw:id="id1" presentation:style-name="a91" draw:name="Header Placeholder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2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>10/02/2020</text:date></text:span><text:span text:style-name="a94" text:class-names=""/></text:p>
          </draw:text-box>
          <svg:title/>
          <svg:desc/>
        </draw:frame>
        <draw:page-thumbnail svg:x="1.36285in" svg:y="1.25in" svg:width="4.77431in" svg:height="3.375in" presentation:class="page" draw:id="id3" presentation:style-name="a97" draw:name="Slide Image Placeholder 3">
          <svg:title/>
          <svg:desc/>
        </draw:page-thumbnail>
        <draw:frame draw:id="id4" presentation:style-name="a113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ifth level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6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3-cust-Text-only" style:page-layout-name="pageLayout1" draw:style-name="a122">
      <draw:frame draw:id="id13" draw:layer="Master1-bg" draw:style-name="a123" draw:name="Graphic 2" svg:x="1.11581in" svg:y="0.47059in" svg:width="9.46109in" svg:height="1.58234in" style:rel-width="scale" style:rel-height="scale">
        <draw:image xlink:href="media/image2.svg" xlink:type="simple" xlink:show="embed" xlink:actuate="onLoad"/>
        <svg:title/>
        <svg:desc/>
      </draw:frame>
      <draw:frame draw:id="id14" presentation:style-name="a127" draw:name="Text Placeholder 7" svg:x="0.79167in" svg:y="2.17882in" svg:width="10.10417in" svg:height="5.2691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60">
        <draw:frame draw:id="id1" presentation:style-name="a130" draw:name="Header Placeholder 1" svg:x="0in" svg:y="0in" svg:width="3.25in" svg:height="0.50174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2" presentation:style-name="a135" draw:name="Date Placeholder 2" svg:x="4.24826in" svg:y="0in" svg:width="3.25in" svg:height="0.50174in" presentation:class="date-time" presentation:placeholder="false">
          <draw:text-box>
            <text:p text:style-name="a134" text:class-names="" text:cond-style-name=""><text:span text:style-name="a131" text:class-names=""><text:date text:fixed="false" style:data-style-name="a132">10/02/2020</text:date></text:span><text:span text:style-name="a133" text:class-names=""/></text:p>
          </draw:text-box>
          <svg:title/>
          <svg:desc/>
        </draw:frame>
        <draw:page-thumbnail svg:x="1.36285in" svg:y="1.25in" svg:width="4.77431in" svg:height="3.375in" presentation:class="page" draw:id="id3" presentation:style-name="a136" draw:name="Slide Image Placeholder 3">
          <svg:title/>
          <svg:desc/>
        </draw:page-thumbnail>
        <draw:frame draw:id="id4" presentation:style-name="a152" draw:name="Notes Placeholder 4" svg:x="0.75in" svg:y="4.8125in" svg:width="6in" svg:height="3.9375in" presentation:class="notes" presentation:placeholder="false">
          <draw:text-box>
            <text:p text:style-name="a138" text:class-names="" text:cond-style-name=""><text:span text:style-name="a137" text:class-names="">Click to edit Master text styles</text:span></text:p>
            <text:list text:style-name="a141">
              <text:list-item>
                <text:list text:style-name="a141">
                  <text:list-item>
                    <text:p text:style-name="a140" text:class-names="" text:cond-style-name=""><text:span text:style-name="a139" text:class-names="">Second level</text:span></text:p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p text:style-name="a143" text:class-names="" text:cond-style-name=""><text:span text:style-name="a1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p text:style-name="a146" text:class-names="" text:cond-style-name=""><text:span text:style-name="a1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8" text:class-names="">Fifth level</text:span><text:span text:style-name="a1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55" draw:name="Footer Placeholder 5" svg:x="0in" svg:y="9.49826in" svg:width="3.25in" svg:height="0.50174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6" presentation:style-name="a159" draw:name="Slide Number Placeholder 6" svg:x="4.24826in" svg:y="9.49826in" svg:width="3.25in" svg:height="0.50174in" presentation:class="page-number" presentation:placeholder="false">
          <draw:text-box>
  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ommy Poll</meta:initial-creator>
    <dc:creator>Tommy Poll</dc:creator>
    <meta:creation-date>2020-02-09T20:13:19Z</meta:creation-date>
    <dc:date>2020-03-07T14:30:27Z</dc:date>
    <meta:template xlink:href="template" xlink:type="simple"/>
    <meta:editing-cycles>13</meta:editing-cycles>
    <meta:editing-duration>PT7240S</meta:editing-duration>
    <meta:document-statistic meta:paragraph-count="12" meta:word-count="24"/>
  </office:meta>
</office:document-meta>
</file>